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Helvetica" svg:font-family="Helvetica" style:font-family-generic="swiss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Digital" svg:font-family="Digital" style:font-pitch="variable"/>
    <style:font-face style:name="Helvetica1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officeooo:paragraph-rsid="00159542" style:font-size-asian="14pt" style:font-size-complex="14pt"/>
    </style:style>
    <style:style style:name="P2" style:family="paragraph" style:parent-style-name="Standard">
      <style:paragraph-properties fo:margin-left="0.25in" fo:margin-right="0in" fo:margin-top="0in" fo:margin-bottom="0.0402in" style:contextual-spacing="false" fo:text-indent="-0.25in" style:auto-text-indent="false" fo:break-before="page">
        <style:tab-stops/>
      </style:paragraph-properties>
      <style:text-properties style:font-name="DejaVu Sans Mono" fo:font-size="14pt" officeooo:paragraph-rsid="00159542" style:font-size-asian="14pt" style:font-size-complex="14pt"/>
    </style:style>
    <style:style style:name="P3" style:family="paragraph" style:parent-style-name="Standard">
      <style:paragraph-properties fo:margin-left="0.25in" fo:margin-right="0in" fo:margin-top="0in" fo:margin-bottom="0.0402in" style:contextual-spacing="false" fo:text-indent="-0.25in" style:auto-text-indent="false">
        <style:tab-stops/>
      </style:paragraph-properties>
      <style:text-properties style:font-name="DejaVu Sans Mono" fo:font-size="14pt" officeooo:paragraph-rsid="00159542" style:font-size-asian="14pt" style:font-size-complex="14pt"/>
    </style:style>
    <style:style style:name="P4" style:family="paragraph" style:parent-style-name="Standard">
      <style:paragraph-properties fo:margin-left="0.25in" fo:margin-right="0in" fo:margin-top="0in" fo:margin-bottom="0.0402in" style:contextual-spacing="false" fo:text-indent="-0.25in" style:auto-text-indent="false">
        <style:tab-stops/>
      </style:paragraph-properties>
      <style:text-properties style:font-name="DejaVu Sans Mono" fo:font-size="14pt" fo:font-weight="bold" officeooo:paragraph-rsid="00159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25in" fo:margin-right="0in" fo:margin-top="0in" fo:margin-bottom="0.0402in" style:contextual-spacing="false" fo:text-indent="-0.25in" style:auto-text-indent="false">
        <style:tab-stops/>
      </style:paragraph-properties>
      <style:text-properties style:font-name="Inconsolata" fo:font-size="14pt" fo:font-weight="bold" officeooo:paragraph-rsid="0015954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25in" fo:margin-right="0in" fo:margin-top="0in" fo:margin-bottom="0.0402in" style:contextual-spacing="false" fo:text-indent="-0.25in" style:auto-text-indent="false">
        <style:tab-stops/>
      </style:paragraph-properties>
      <style:text-properties officeooo:paragraph-rsid="00159542"/>
    </style:style>
    <style:style style:name="P7" style:family="paragraph" style:parent-style-name="Standard">
      <style:paragraph-properties fo:background-color="#ccffff">
        <style:background-image/>
      </style:paragraph-properties>
      <style:text-properties style:font-name="DejaVu Sans Mono" fo:font-size="14pt" officeooo:paragraph-rsid="00159542" style:font-size-asian="14pt" style:font-size-complex="14pt"/>
    </style:style>
    <style:style style:name="P8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color="#000000"/>
    </style:style>
    <style:style style:name="P9" style:family="paragraph" style:parent-style-name="Standard">
      <style:paragraph-properties fo:margin-left="0.25in" fo:margin-right="0in" fo:margin-top="0in" fo:margin-bottom="0.0402in" style:contextual-spacing="false" fo:text-indent="-0.25in" style:auto-text-indent="false">
        <style:tab-stops/>
      </style:paragraph-properties>
      <style:text-properties style:font-name="DejaVu Sans Mono" fo:font-size="14pt" fo:font-weight="bold" officeooo:paragraph-rsid="0015954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25in" fo:margin-right="0in" fo:margin-top="0in" fo:margin-bottom="0.0402in" style:contextual-spacing="false" fo:text-indent="-0.25in" style:auto-text-indent="false">
        <style:tab-stops/>
      </style:paragraph-properties>
      <style:text-properties fo:color="#ffffff" style:font-name="Digital" fo:font-size="18pt" officeooo:paragraph-rsid="00159542" fo:background-color="#000000" style:font-size-asian="18pt" style:font-size-complex="18pt"/>
    </style:style>
    <style:style style:name="P11" style:family="paragraph" style:parent-style-name="Standard">
      <style:paragraph-properties fo:margin-left="0.25in" fo:margin-right="0in" fo:margin-top="0in" fo:margin-bottom="0.0402in" style:contextual-spacing="false" fo:text-indent="-0.25in" style:auto-text-indent="false" fo:break-before="column">
        <style:tab-stops/>
      </style:paragraph-properties>
      <style:text-properties fo:color="#ffffff" style:font-name="Digital" fo:font-size="18pt" fo:font-style="italic" fo:font-weight="bold" officeooo:paragraph-rsid="00159542" fo:background-color="#000000" style:font-name-asian="Wingdings" style:font-size-asian="18pt" style:font-style-asian="italic" style:font-weight-asian="bold" style:font-name-complex="Wingdings" style:font-size-complex="18pt" style:font-style-complex="italic" style:font-weight-complex="bold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4pt" fo:font-style="italic" fo:font-weight="normal" fo:background-color="#e6e6e6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font-name="DejaVu Sans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DejaVu Sans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style:font-name="Digital" fo:font-size="18pt" fo:background-color="#000000" style:font-size-asian="18pt" style:font-size-complex="18pt"/>
    </style:style>
    <style:style style:name="T6" style:family="text">
      <style:text-properties fo:color="#ffffff" style:font-name="Digital" fo:font-size="18pt" fo:font-style="italic" fo:font-weight="bold" fo:background-color="#000000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ffffff" style:font-name="Helvetica1" fo:font-weight="bold" fo:background-color="#00ae00" style:font-weight-asian="bold" style:font-weight-complex="bold"/>
    </style:style>
    <style:style style:name="T8" style:family="text">
      <style:text-properties fo:color="#ffffff" style:font-name="Helvetica1" fo:font-weight="bold" fo:background-color="#00ae00" style:font-name-asian="Wingdings" style:font-weight-asian="bold" style:font-name-complex="Wingdings" style:font-weight-complex="bold"/>
    </style:style>
    <style:style style:name="T9" style:family="text">
      <style:text-properties fo:color="#ffffff" style:font-name="Helvetica1" fo:background-color="#00ae00"/>
    </style:style>
    <style:style style:name="T10" style:family="text">
      <style:text-properties fo:color="#ffffff" style:font-name="Wingdings" fo:font-weight="bold" fo:background-color="#00ae00" style:font-name-asian="Wingdings" style:font-weight-asian="bold" style:font-name-complex="Wingdings" style:font-weight-complex="bold"/>
    </style:style>
    <style:style style:name="T11" style:family="text">
      <style:text-properties fo:color="#808000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808000" style:font-name="Inconsolata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808000" style:font-name="Inconsolata" fo:font-size="11pt" fo:font-style="normal" fo:font-weight="normal" fo:background-color="transparent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T14" style:family="text">
      <style:text-properties fo:color="#808000" style:font-name="Inconsolat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808000" style:font-name="Inconsolat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color="#000000" style:font-name="Helvetica1" fo:background-color="transparent"/>
    </style:style>
    <style:style style:name="T17" style:family="text">
      <style:text-properties fo:color="#000000" style:font-name="Helvetica1" fo:font-weight="bold" fo:background-color="transparent" style:font-weight-asian="bold" style:font-weight-complex="bold"/>
    </style:style>
    <style:style style:name="T18" style:family="text">
      <style:text-properties fo:color="#000000" style:font-name="Helvetica1" fo:font-weight="bold" fo:background-color="transparent" style:font-name-asian="Wingdings" style:font-weight-asian="bold" style:font-name-complex="Wingdings" style:font-weight-complex="bold"/>
    </style:style>
    <style:style style:name="T19" style:family="text">
      <style:text-properties fo:color="#000000" style:font-name="Helvetica1" fo:font-weight="bold" fo:background-color="#e6e6e6" style:font-name-asian="Wingdings" style:font-weight-asian="bold" style:font-name-complex="Wingdings" style:font-weight-complex="bold"/>
    </style:style>
    <style:style style:name="T20" style:family="text">
      <style:text-properties fo:color="#000000" style:font-name="Helvetica1" fo:font-weight="bold" fo:background-color="#ffffcc" style:font-name-asian="Wingdings" style:font-weight-asian="bold" style:font-name-complex="Wingdings" style:font-weight-complex="bold"/>
    </style:style>
    <style:style style:name="T21" style:family="text">
      <style:text-properties fo:color="#000000" style:font-name="Helvetica1" fo:font-weight="bold" fo:background-color="#ffffff" style:font-weight-asian="bold" style:font-weight-complex="bold"/>
    </style:style>
    <style:style style:name="T22" style:family="text">
      <style:text-properties fo:color="#000000" style:font-name="Helvetica1" fo:font-weight="bold" fo:background-color="#ffffff" style:font-name-asian="WenQuanYi Zen Hei" style:font-weight-asian="bold" style:font-name-complex="Lohit Devanagari" style:font-weight-complex="bold"/>
    </style:style>
    <style:style style:name="T23" style:family="text">
      <style:text-properties fo:color="#000000" style:font-name="Helvetica1" fo:font-weight="normal" fo:background-color="#e6e6e6" style:font-name-asian="Wingdings" style:font-weight-asian="normal" style:font-name-complex="Wingdings" style:font-weight-complex="normal"/>
    </style:style>
    <style:style style:name="T24" style:family="text">
      <style:text-properties fo:color="#000000" style:font-name="Helvetica1" fo:font-weight="normal" fo:background-color="transparent" style:font-name-asian="Wingdings" style:font-weight-asian="normal" style:font-name-complex="Wingdings" style:font-weight-complex="normal"/>
    </style:style>
    <style:style style:name="T25" style:family="text">
      <style:text-properties fo:color="#000000" style:font-name="Helvetica1" fo:font-weight="normal" fo:background-color="#ffffff" style:font-name-asian="Wingdings" style:font-weight-asian="normal" style:font-name-complex="Wingdings" style:font-weight-complex="normal"/>
    </style:style>
    <style:style style:name="T26" style:family="text">
      <style:text-properties fo:color="#000000" style:font-name="Helvetica1" fo:font-style="italic" fo:background-color="transparent" style:font-style-asian="italic" style:font-style-complex="italic"/>
    </style:style>
    <style:style style:name="T27" style:family="text">
      <style:text-properties fo:color="#000000" style:font-name="Helvetica1" fo:font-style="italic" fo:font-weight="bold" fo:background-color="transparent" style:font-name-asian="Wingdings" style:font-style-asian="italic" style:font-weight-asian="bold" style:font-name-complex="Wingdings" style:font-style-complex="italic" style:font-weight-complex="bold"/>
    </style:style>
    <style:style style:name="T28" style:family="text">
      <style:text-properties fo:color="#000000" style:font-name="Helvetica1" fo:font-style="italic" fo:font-weight="normal" fo:background-color="transparent" style:font-name-asian="Wingdings" style:font-style-asian="italic" style:font-weight-asian="normal" style:font-name-complex="Wingdings" style:font-style-complex="italic" style:font-weight-complex="normal"/>
    </style:style>
    <style:style style:name="T29" style:family="text">
      <style:text-properties fo:color="#000000" style:font-name="Helvetica1" fo:font-style="normal" fo:font-weight="bold" fo:background-color="transparent" style:font-style-asian="normal" style:font-weight-asian="bold" style:font-style-complex="normal" style:font-weight-complex="bold"/>
    </style:style>
    <style:style style:name="T30" style:family="text">
      <style:text-properties fo:color="#000000" style:font-name="Wingdings" fo:font-weight="bold" fo:background-color="#e6e6e6" style:font-name-asian="Wingdings" style:font-weight-asian="bold" style:font-name-complex="Wingdings" style:font-weight-complex="bold"/>
    </style:style>
    <style:style style:name="T31" style:family="text">
      <style:text-properties fo:color="#000000" style:font-name="Wingdings" fo:font-weight="bold" fo:background-color="#ffffff" style:font-name-asian="Wingdings" style:font-weight-asian="bold" style:font-name-complex="Wingdings" style:font-weight-complex="bold"/>
    </style:style>
    <style:style style:name="T32" style:family="text">
      <style:text-properties fo:color="#000000" fo:font-weight="bold" fo:background-color="#e6e6e6" style:font-name-asian="Wingdings" style:font-weight-asian="bold" style:font-name-complex="Wingdings" style:font-weight-complex="bold"/>
    </style:style>
    <style:style style:name="T33" style:family="text">
      <style:text-properties fo:color="#000000" fo:font-weight="bold" fo:background-color="#ffffcc" style:font-name-asian="Wingdings" style:font-weight-asian="bold" style:font-name-complex="Wingdings" style:font-weight-complex="bold"/>
    </style:style>
    <style:style style:name="T34" style:family="text">
      <style:text-properties fo:color="#000000" style:font-name="DejaVu Sans Mono" fo:font-size="14pt" fo:font-style="normal" fo:font-weight="bold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T35" style:family="text">
      <style:text-properties fo:color="#000000" style:font-name="DejaVu Sans Mono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color="#000000" style:font-name="DejaVu Sans Mono" fo:font-style="normal" fo:font-weight="bold" fo:background-color="transparent" style:font-name-asian="Wingdings" style:font-style-asian="normal" style:font-weight-asian="bold" style:font-name-complex="Wingdings" style:font-style-complex="normal" style:font-weight-complex="bold"/>
    </style:style>
    <style:style style:name="T37" style:family="text">
      <style:text-properties fo:color="#000000" style:font-name="DejaVu Sans Mono" fo:font-style="normal" fo:font-weight="bold" fo:background-color="transparent" style:font-style-asian="normal" style:font-weight-asian="bold" style:font-style-complex="normal" style:font-weight-complex="bold"/>
    </style:style>
    <style:style style:name="T38" style:family="text">
      <style:text-properties fo:color="#000000" fo:font-size="12pt" fo:font-style="normal" fo:font-weight="bold" fo:background-color="transparent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T39" style:family="text">
      <style:text-properties fo:color="#000000" fo:font-style="normal" fo:font-weight="bold" fo:background-color="transparent" style:font-name-asian="Wingdings" style:font-style-asian="normal" style:font-weight-asian="bold" style:font-name-complex="Wingdings" style:font-style-complex="normal" style:font-weight-complex="bold"/>
    </style:style>
    <style:style style:name="T40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<text:s text:c="2"/></text:span><text:span text:style-name="T6">On local machine... <text:s/></text:span></text:p>
      <text:p text:style-name="P4">% mkdir newrepo <text:s/>; <text:s/>cd newrepo</text:p>
      <text:p text:style-name="P5"><text:span text:style-name="T1">% git init</text:span><text:line-break/><text:span text:style-name="T11">Initialized empty Git repository in /path/newrepo/.git/</text:span></text:p>
      <text:p text:style-name="P4">% touch README.md</text:p>
      <text:p text:style-name="P4">% git add README.md</text:p>
      <text:p text:style-name="P4">% git status<text:line-break/><text:span text:style-name="T12"># On branch master<text:line-break/>#<text:line-break/># Initial commit<text:line-break/>#<text:line-break/># Changes to be committed:<text:line-break/># <text:s text:c="2"/>(use "git rm --cached &lt;file&gt;..." to unstage)<text:line-break/>#<text:line-break/>#<text:tab/>new file: <text:s text:c="2"/>README.md<text:line-break/>#</text:span></text:p>
      <text:p text:style-name="P4">% git commit -m "Initialize newrepo"<text:line-break/><text:span text:style-name="T12">[master (root-commit) eeb0a48] Initialize newrepo<text:line-break/>0 files changed, 0 insertions(+), 0 deletions(-)<text:line-break/>create mode 100644 README.md</text:span></text:p>
      <text:p text:style-name="P1"><text:s/></text:p>
      <text:p text:style-name="P7"><text:span text:style-name="T5"><text:s/></text:span><text:span text:style-name="T6">On GitHub web site... <text:s/></text:span><text:span text:style-name="T5"><text:line-break/></text:span><text:span text:style-name="T26">select <text:s/></text:span><text:span text:style-name="T16"><text:s/></text:span><text:span text:style-name="T21">[ </text:span><text:span text:style-name="T31"></text:span><text:span text:style-name="T22"> </text:span><text:span text:style-name="T21">Repositories ]</text:span><text:span text:style-name="T17"> </text:span><text:span text:style-name="T26"><text:s text:c="2"/>tab at top center</text:span><text:span text:style-name="T16"><text:line-break/></text:span><text:span text:style-name="T26">select </text:span><text:span text:style-name="T16"><text:s/></text:span><text:span text:style-name="T9"><text:s/></text:span><text:span text:style-name="T7">[ </text:span><text:span text:style-name="T10"></text:span><text:span text:style-name="T7"> New <text:s/>]</text:span><text:span text:style-name="T16"> </text:span><text:span text:style-name="T26"><text:s text:c="2"/>button at top right</text:span><text:span text:style-name="T16"><text:line-break/></text:span><text:span text:style-name="T26">type</text:span><text:span text:style-name="T16"> </text:span><text:span text:style-name="T29">newrepo</text:span><text:span text:style-name="T16"> in <text:s/></text:span><text:span text:style-name="T30"></text:span><text:span text:style-name="T23"> <text:s/>[ Owner ]</text:span><text:span text:style-name="T24"> </text:span><text:span text:style-name="T25"><text:s/>/ <text:s/></text:span><text:span text:style-name="T19">[</text:span><text:span text:style-name="T20"> </text:span><text:span text:style-name="T33">newrepo </text:span><text:span text:style-name="T32">]<text:line-break/></text:span><text:span text:style-name="T28">select </text:span><text:span text:style-name="T24"><text:s/></text:span><text:span text:style-name="T8"><text:s/>[ Create repository <text:s/>]</text:span><text:span text:style-name="T18"> </text:span><text:span text:style-name="T27"><text:s/></text:span><text:span text:style-name="T28">button at bottom</text:span><text:span text:style-name="T27"> <text:line-break/></text:span></text:p>
      <text:p text:style-name="P11">Back on local machine... <text:s/></text:p>
      <text:p text:style-name="P3"><text:span text:style-name="Source_20_Text"><text:span text:style-name="T36">% </text:span></text:span><text:span text:style-name="Source_20_Text"><text:span text:style-name="T37">git remote add origin </text:span></text:span><text:span text:style-name="Source_20_Text"><text:span text:style-name="T35">https://kwd626@github.com/kwd626/newrepo.git</text:span></text:span></text:p>
      <text:p text:style-name="P3"><text:span text:style-name="Source_20_Text"><text:span text:style-name="T35"/></text:span></text:p>
      <text:p text:style-name="P3"><text:span text:style-name="T39">% git remote set-url origin</text:span><text:span text:style-name="T38"> https://kwd626@github.com/kwd626/newrepo/<text:line-break/></text:span></text:p>
      <text:p text:style-name="P6"><text:span text:style-name="T34">% git remote -v<text:line-break/></text:span><text:span text:style-name="Source_20_Text"><text:span text:style-name="T13">origin<text:tab/>https://kwd626@github.com/kwd626/newrepo/ (fetch)<text:line-break/>origin<text:tab/>https://kwd626@github.com/kwd626/newrepo/ (push)</text:span></text:span><text:span text:style-name="Source_20_Text"><text:span text:style-name="T4"><text:line-break/></text:span></text:span></text:p>
      <text:p text:style-name="P6"><text:span text:style-name="T34">% </text:span><text:span text:style-name="Source_20_Text"><text:span text:style-name="T3">git push -u origin master<text:line-break/></text:span></text:span><text:span text:style-name="Source_20_Text"><text:span text:style-name="T2">enter GitHub password into pop-up<text:line-break/></text:span></text:span><text:span text:style-name="Source_20_Text"><text:span text:style-name="T15">Counting objects: 3, done.<text:line-break/></text:span></text:span><text:span text:style-name="Source_20_Text"><text:span text:style-name="T14">Writing objects: 100% (3/3), 222 bytes, done.<text:line-break/>Total 3 (delta 0), reused 0 (delta 0)<text:line-break/>To https://kwd626@github.com/kwd626/newrepo/<text:line-break/>* [new branch] <text:s text:c="5"/>master -&gt; master<text:line-break/>Branch master set up to track remote branch master from origin.</text:span>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Lohit Devanagari1" svg:font-family="'Lohit Devanagari'"/>
    <style:font-face style:name="Helvetica" svg:font-family="Helvetica" style:font-family-generic="swiss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Digital" svg:font-family="Digital" style:font-pitch="variable"/>
    <style:font-face style:name="Helvetica1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Helvetica" fo:font-size="11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ourier New"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Helvetica" fo:font-size="10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563in" style:type="center"/>
          <style:tab-stop style:position="9.5126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Zen Hei1" style:font-name-complex="Lohit Devanagar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color="#000000"/>
    </style:style>
    <style:style style:name="MT1" style:family="text">
      <style:text-properties fo:background-color="transparent"/>
    </style:style>
    <style:page-layout style:name="Mpm1">
      <style:page-layout-properties fo:page-width="11in" fo:page-height="8.5in" style:num-format="1" style:print-orientation="landscape" fo:margin-top="1in" fo:margin-bottom="0.7874in" fo:margin-left="0.7874in" fo:margin-right="0.7in" style:writing-mode="lr-tb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title/><text:span text:style-name="MT1"><text:date style:data-style-name="N37" text:date-value="2014-08-10T22:19:56.99" text:fixed="true">08/10/14</text:date></text:span><text:span text:style-name="MT1"> <text:s text:c="3"/></text:span><text:span text:style-name="MT1"><text:file-name text:display="name">GitCheatSheet_start_local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 Dixon</meta:initial-creator>
    <meta:creation-date>2014-08-10T20:36:15</meta:creation-date>
    <dc:date>2014-08-10T22:23:47</dc:date>
    <dc:creator>K W Dixon</dc:creator>
    <meta:editing-duration>PT52M24S</meta:editing-duration>
    <meta:editing-cycles>9</meta:editing-cycles>
    <meta:generator>LibreOffice/4.0.4.2$Linux_X86_64 LibreOffice_project/400m0$Build-2</meta:generator>
    <meta:document-statistic meta:table-count="0" meta:image-count="0" meta:object-count="0" meta:page-count="1" meta:paragraph-count="15" meta:word-count="197" meta:character-count="1336" meta:non-whitespace-character-count="1109"/>
  </office:meta>
</office:document-meta>
</file>